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2,457,941,907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1,527,458,565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0,546,135,16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0,553,337,673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1,609,512,939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1,121,465,767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0,619,320,048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0,142,111,334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9,260,284,937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8,647,936,748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1,662,040,713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9,206,301,700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,384,451,606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4,900,469,950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,576,615,240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,807,061,008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,376,335,048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,118,467,913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911,563,668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845,482,173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893,726,437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,639,492,444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596,968,94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18:57.738275010</dc:date>
    <meta:editing-duration>PT25M12S</meta:editing-duration>
    <meta:editing-cycles>8</meta:editing-cycles>
    <meta:generator>LibreOffice/7.2.6.2$Linux_X86_64 LibreOffice_project/20$Build-2</meta:generator>
    <meta:document-statistic meta:table-count="1" meta:cell-count="48" meta:object-count="0"/>
  </office:meta>
</office:document-meta>
</file>